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45ef" officeooo:paragraph-rsid="000345ef"/>
    </style:style>
    <style:style style:name="P2" style:family="paragraph" style:parent-style-name="Standard">
      <style:paragraph-properties fo:text-align="center" style:justify-single-word="false"/>
      <style:text-properties officeooo:rsid="000345ef" officeooo:paragraph-rsid="000345ef"/>
    </style:style>
    <style:style style:name="P3" style:family="paragraph" style:parent-style-name="Standard">
      <style:paragraph-properties fo:text-align="center" style:justify-single-word="false"/>
      <style:text-properties officeooo:rsid="000345ef" officeooo:paragraph-rsid="000410c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>
      <style:paragraph-properties fo:text-align="cente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.15cm" fo:border="0.2pt solid #ff3333" style:shadow="none" draw:shadow-opacity="100%"/>
    </style: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Frame10" text:anchor-type="paragraph" svg:x="6.338cm" svg:y="-0.055cm" svg:width="4.8cm" draw:z-index="15"><draw:text-box fo:min-height="0.684cm"><text:p text:style-name="P3">DateListingCreation</text:p></draw:text-box></draw:frame>DateListingCreation</text:p>
      <text:p text:style-name="P1"><draw:line text:anchor-type="paragraph" draw:z-index="0" draw:style-name="gr1" draw:text-style-name="P5" svg:x1="8.684cm" svg:y1="0.055cm" svg:x2="8.684cm" svg:y2="2.406cm"><text:p/></draw:line></text:p>
      <text:p text:style-name="P1"><draw:frame draw:style-name="fr1" draw:name="Frame1" text:anchor-type="paragraph" svg:x="6.324cm" svg:y="0.333cm" svg:width="4.83cm" draw:z-index="5"><draw:text-box fo:min-height="0.573cm"><text:p text:style-name="P1">Time Difference</text:p></draw:text-box></draw:frame></text:p>
      <text:p text:style-name="P1"/>
      <text:p text:style-name="P1"/>
      <text:p text:style-name="P1"><draw:frame draw:style-name="fr2" draw:name="Frame9" text:anchor-type="paragraph" svg:x="6.426cm" svg:y="0.407cm" svg:width="4.8cm" draw:z-index="14"><draw:text-box fo:min-height="0.684cm"><text:p text:style-name="P3">DateCreditPulled</text:p></draw:text-box></draw:frame></text:p>
      <text:p text:style-name="P1">DateCreditPulled</text:p>
      <text:p text:style-name="Standard"><draw:line text:anchor-type="paragraph" draw:z-index="1" draw:style-name="gr2" draw:text-style-name="P5" svg:x1="7.347cm" svg:y1="0.044cm" svg:x2="4.715cm" svg:y2="2.676cm"><text:p/></draw:line><draw:line text:anchor-type="paragraph" draw:z-index="2" draw:style-name="gr2" draw:text-style-name="P5" svg:x1="10.271cm" svg:y1="0.044cm" svg:x2="12.903cm" svg:y2="2.676cm"><text:p/></draw:line></text:p>
      <text:p text:style-name="P1"><draw:frame draw:style-name="fr1" draw:name="Frame2" text:anchor-type="paragraph" svg:x="3.951cm" svg:y="0.467cm" svg:width="4.83cm" draw:z-index="6"><draw:text-box fo:min-height="0.515cm"><text:p text:style-name="P1">Time Difference </text:p></draw:text-box></draw:frame></text:p>
      <text:p text:style-name="P1"><draw:frame draw:style-name="fr1" draw:name="Frame3" text:anchor-type="paragraph" svg:x="9.52cm" svg:y="0.335cm" svg:width="4.83cm" draw:z-index="7"><draw:text-box fo:min-height="0.543cm"><text:p text:style-name="P4">Time Difference</text:p></draw:text-box></draw:frame></text:p>
      <text:p text:style-name="P1"/>
      <text:p text:style-name="P1"><draw:frame draw:style-name="fr1" draw:name="Frame6" text:anchor-type="paragraph" svg:x="6.523cm" svg:y="0.333cm" svg:width="4.83cm" draw:z-index="11"><draw:text-box fo:min-height="0.54cm"><text:p text:style-name="P4">Time Difference </text:p></draw:text-box></draw:frame></text:p>
      <text:p text:style-name="P1"><draw:frame draw:style-name="fr2" draw:name="Frame7" text:anchor-type="paragraph" svg:x="1.651cm" svg:y="0.242cm" svg:width="4.8cm" draw:z-index="12"><draw:text-box fo:min-height="0.684cm"><text:p text:style-name="P1">DateWholeLoanStart</text:p></draw:text-box></draw:frame><draw:frame draw:style-name="fr2" draw:name="Frame8" text:anchor-type="paragraph" svg:x="11.439cm" svg:y="0.249cm" svg:width="4.8cm" draw:z-index="13"><draw:text-box fo:min-height="0.684cm"><text:p text:style-name="P3">DateListingStart</text:p></draw:text-box></draw:frame></text:p>
      <text:p text:style-name="P1"><draw:line text:anchor-type="paragraph" draw:z-index="10" draw:style-name="gr3" draw:text-style-name="P5" svg:x1="6.876cm" svg:y1="0.268cm" svg:x2="11.418cm" svg:y2="0.268cm"><text:p/></draw:line><text:tab/><text:tab/><text:tab/><text:tab/></text:p>
      <text:p text:style-name="P1"><draw:line text:anchor-type="paragraph" draw:z-index="3" draw:style-name="gr2" draw:text-style-name="P5" svg:x1="4.817cm" svg:y1="0.046cm" svg:x2="7.537cm" svg:y2="2.766cm"><text:p/></draw:line><draw:line text:anchor-type="paragraph" draw:z-index="4" draw:style-name="gr2" draw:text-style-name="P5" svg:x1="12.975cm" svg:y1="0.074cm" svg:x2="10.283cm" svg:y2="2.766cm"><text:p/></draw:line><draw:frame draw:style-name="fr1" draw:name="Frame4" text:anchor-type="paragraph" svg:x="3.302cm" svg:y="0.383cm" svg:width="4.83cm" draw:z-index="8"><draw:text-box fo:min-height="0.561cm"><text:p text:style-name="P4">Time Difference </text:p></draw:text-box></draw:frame></text:p>
      <text:p text:style-name="P1"/>
      <text:p text:style-name="P1"><draw:frame draw:style-name="fr1" draw:name="Frame5" text:anchor-type="paragraph" svg:x="8.846cm" svg:y="0.134cm" svg:width="4.83cm" draw:z-index="9"><draw:text-box fo:min-height="0.542cm"><text:p text:style-name="P4">Time Difference </text:p></draw:text-box></draw:frame></text:p>
      <text:p text:style-name="P1"/>
      <text:p text:style-name="P1"/>
      <text:p text:style-name="P1"><draw:frame draw:style-name="fr2" draw:name="Frame11" text:anchor-type="paragraph" svg:x="6.443cm" svg:y="0.332cm" svg:width="4.8cm" draw:z-index="16"><draw:text-box fo:min-height="0.684cm"><text:p text:style-name="P3">DateWholeLoanEnd</text:p></draw:text-box></draw:frame></text:p>
      <text:p text:style-name="P1">DateWholeLoan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22:19:38.441226890</meta:creation-date>
    <dc:date>2016-12-11T00:32:21.348929726</dc:date>
    <meta:editing-duration>PT3M1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20" meta:character-count="234" meta:non-whitespace-character-count="220"/>
  </office:meta>
</office:document-meta>
</file>